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64in" table:align="left" style:writing-mode="lr-tb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1.4792in"/>
    </style:style>
    <style:style style:name="Table1.E" style:family="table-column">
      <style:table-column-properties style:column-width="1.48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middle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keep-together="false" fo:keep-together="always"/>
    </style:style>
    <style:style style:name="Table1.B3.1" style:family="table-row">
      <style:table-row-properties style:row-height="0.4118in" style:keep-together="false" fo:keep-together="always"/>
    </style:style>
    <style:style style:name="Table1.B3.4.1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6.4271in" table:align="left" style:writing-mode="lr-tb"/>
    </style:style>
    <style:style style:name="Table2.A" style:family="table-column">
      <style:table-column-properties style:column-width="1.0069in"/>
    </style:style>
    <style:style style:name="Table2.B" style:family="table-column">
      <style:table-column-properties style:column-width="1.7979in"/>
    </style:style>
    <style:style style:name="Table2.C" style:family="table-column">
      <style:table-column-properties style:column-width="3.622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 style:writing-mode="lr-tb"/>
    </style:style>
    <style:style style:name="Table2.2" style:family="table-row">
      <style:table-row-properties style:min-row-height="1.1639in" style:keep-together="false" fo:keep-together="always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2.B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3" style:family="table-row">
      <style:table-row-properties style:keep-together="false" fo:keep-together="always"/>
    </style:style>
    <style:style style:name="Table2.B3.1" style:family="table-column">
      <style:table-column-properties style:column-width="5.4201in"/>
    </style:style>
    <style:style style:name="Table2.B3.1" style:family="table-row">
      <style:table-row-properties style:row-height="0.4118in" style:keep-together="false" fo:keep-together="always"/>
    </style:style>
    <style:style style:name="Table3" style:family="table">
      <style:table-properties style:width="6.9264in" table:align="left" style:writing-mode="lr-tb"/>
    </style:style>
    <style:style style:name="Table3.A" style:family="table-column">
      <style:table-column-properties style:column-width="1.0069in"/>
    </style:style>
    <style:style style:name="Table3.B" style:family="table-column">
      <style:table-column-properties style:column-width="5.9194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3.B1.1" style:family="table-column">
      <style:table-column-properties style:column-width="0.2535in"/>
    </style:style>
    <style:style style:name="Table3.B1.2" style:family="table-column">
      <style:table-column-properties style:column-width="3.6354in"/>
    </style:style>
    <style:style style:name="Table3.B1.3" style:family="table-column">
      <style:table-column-properties style:column-width="2.0306in"/>
    </style:style>
    <style:style style:name="Table3.B1.1" style:family="table-row">
      <style:table-row-properties style:row-height="0.5in" style:keep-together="false" fo:keep-together="always"/>
    </style:style>
    <style:style style:name="Table3.B1.1.1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B2.1" style:family="table-row">
      <style:table-row-properties style:row-height="0.6396in" style:keep-together="false" fo:keep-together="always"/>
    </style:style>
    <style:style style:name="Table3.B3.1" style:family="table-row">
      <style:table-row-properties style:row-height="0.4118in" style:keep-together="false" fo:keep-together="always"/>
    </style:style>
    <style:style style:name="Table3.B4.1" style:family="table-row">
      <style:table-row-properties style:row-height="0.566in" style:keep-together="false" fo:keep-together="always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style:snap-to-layout-grid="false"/>
      <style:text-properties fo:font-weight="bold" style:font-weight-asian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Table_20_Contents">
      <style:paragraph-properties style:snap-to-layout-grid="false"/>
      <style:text-properties fo:font-size="10pt" fo:background-color="#cccccc" style:font-size-asian="10pt" style:font-size-complex="10pt"/>
    </style:style>
    <style:style style:name="P8" style:family="paragraph" style:parent-style-name="Table_20_Contents">
      <style:text-properties fo:font-size="10pt" fo:background-color="#00ff00" style:font-size-asian="10pt" style:font-size-complex="10pt"/>
    </style:style>
    <style:style style:name="P9" style:family="paragraph" style:parent-style-name="Table_20_Contents">
      <style:paragraph-properties style:snap-to-layout-grid="false"/>
      <style:text-properties fo:font-size="10pt" fo:background-color="#00ff00" style:font-size-asian="10pt" style:font-size-complex="10pt"/>
    </style:style>
    <style:style style:name="P10" style:family="paragraph" style:parent-style-name="Table_20_Contents">
      <style:paragraph-properties style:snap-to-layout-grid="false"/>
      <style:text-properties fo:font-size="10pt" fo:background-color="#c0c0c0" style:font-size-asian="10pt" style:font-size-complex="10pt"/>
    </style:style>
    <style:style style:name="P11" style:family="paragraph" style:parent-style-name="Table_20_Contents">
      <style:text-properties fo:font-size="10pt" fo:background-color="#00dcff" style:font-size-asian="10pt" style:font-size-complex="10pt"/>
    </style:style>
    <style:style style:name="P12" style:family="paragraph" style:parent-style-name="Table_20_Contents">
      <style:paragraph-properties style:snap-to-layout-grid="false"/>
      <style:text-properties fo:font-size="10pt" fo:background-color="#00dcff" style:font-size-asian="10pt" style:font-size-complex="10pt"/>
    </style:style>
    <style:style style:name="P13" style:family="paragraph" style:parent-style-name="Table_20_Contents">
      <style:text-properties fo:font-size="10pt" fo:background-color="#00ffff" style:font-size-asian="10pt" style:font-size-complex="10pt"/>
    </style:style>
    <style:style style:name="P14" style:family="paragraph" style:parent-style-name="Table_20_Contents">
      <style:paragraph-properties style:snap-to-layout-grid="false"/>
      <style:text-properties fo:font-size="10pt" fo:background-color="transparent" style:font-size-asian="10pt" style:font-size-complex="10pt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Table_20_Contents">
      <style:paragraph-properties style:snap-to-layout-grid="false"/>
      <style:text-properties fo:font-size="10pt" fo:background-color="transparent" style:font-size-asian="10pt" style:font-size-complex="10pt"/>
    </style:style>
    <style:style style:name="P17" style:family="paragraph" style:parent-style-name="Table_20_Contents">
      <style:paragraph-properties style:snap-to-layout-grid="false"/>
      <style:text-properties fo:font-size="10pt" fo:background-color="#00dcff" style:font-size-asian="10pt" style:font-size-complex="10pt"/>
    </style:style>
    <style:style style:name="P18" style:family="paragraph" style:parent-style-name="Table_20_Contents">
      <style:paragraph-properties style:snap-to-layout-grid="false"/>
      <style:text-properties fo:font-size="10pt" fo:background-color="#00ff00" style:font-size-asian="10pt" style:font-size-complex="10pt"/>
    </style:style>
    <style:style style:name="P19" style:family="paragraph" style:parent-style-name="Table_20_Contents">
      <style:paragraph-properties style:snap-to-layout-grid="false"/>
      <style:text-properties fo:font-size="10pt" fo:background-color="#00ffff" style:font-size-asian="10pt" style:font-size-complex="10pt"/>
    </style:style>
    <style:style style:name="P20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background-color="#ccccc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d320" style:font-size-asian="10pt" style:font-size-complex="10pt"/>
    </style:style>
    <style:style style:name="T5" style:family="text">
      <style:text-properties fo:font-size="10pt" fo:background-color="#00dcff" style:font-size-asian="10pt" style:font-size-complex="10pt"/>
    </style:style>
    <style:style style:name="T6" style:family="text">
      <style:text-properties fo:font-size="10pt" fo:background-color="#00ff00" style:font-size-asian="10pt" style:font-size-complex="10pt"/>
    </style:style>
    <style:style style:name="T7" style:family="text">
      <style:text-properties fo:font-size="10pt" fo:background-color="#cccccc" style:font-size-asian="10pt" style:font-size-complex="10pt"/>
    </style:style>
    <style:style style:name="T8" style:family="text">
      <style:text-properties fo:font-size="10pt" fo:background-color="#ffff00" style:font-size-asian="10pt" style:font-size-complex="10pt"/>
    </style:style>
    <style:style style:name="T9" style:family="text">
      <style:text-properties fo:font-size="10pt" fo:background-color="#00ffff" style:font-size-asian="10pt" style:font-size-complex="10pt"/>
    </style:style>
    <style:style style:name="T10" style:family="text">
      <style:text-properties fo:background-color="#00ff00"/>
    </style:style>
    <style:style style:name="T11" style:family="text">
      <style:text-properties fo:background-color="#ffd320"/>
    </style:style>
    <style:style style:name="T12" style:family="text">
      <style:text-properties fo:background-color="transparent"/>
    </style:style>
    <style:style style:name="T13" style:family="text">
      <style:text-properties fo:background-color="#00dcff"/>
    </style:style>
    <style:style style:name="T14" style:family="text">
      <style:text-properties fo:background-color="#00ffff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OURSE TIMETABLE AND ORGANIZATION</text:span> </text:p>
      <text:p text:style-name="Standard">Type of class work: <text:s text:c="3"/><text:span text:style-name="T2">Lectures and presentations</text:span> <text:s text:c="7"/><text:span text:style-name="T4">Laboratory / practical training</text:span> <text:s text:c="7"/>Trainers:<text:span text:style-name="T5">G. Amatulli</text:span> <text:s text:c="7"/><text:span text:style-name="T6">S. Casalegno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18/05/2009</text:p>
          </table:table-cell>
          <table:table-cell table:style-name="Table1.B1" office:value-type="string">
            <text:p text:style-name="P2">19/05/2009</text:p>
          </table:table-cell>
          <table:table-cell table:style-name="Table1.B1" office:value-type="string">
            <text:p text:style-name="P2">20/05/2009</text:p>
          </table:table-cell>
          <table:table-cell table:style-name="Table1.E1" office:value-type="string">
            <text:p text:style-name="P2">21/05/2009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>Monday</text:p>
          </table:table-cell>
          <table:table-cell table:style-name="Table1.B2" office:value-type="string">
            <text:p text:style-name="P4">Tuesday</text:p>
          </table:table-cell>
          <table:table-cell table:style-name="Table1.B2" office:value-type="string">
            <text:p text:style-name="P4">Wednesday </text:p>
          </table:table-cell>
          <table:table-cell table:style-name="Table1.E2" office:value-type="string">
            <text:p text:style-name="P4">Thursday </text:p>
          </table:table-cell>
        </table:table-row>
        <table:table-row table:style-name="Table1.3">
          <table:table-cell table:style-name="Table1.B2" office:value-type="string">
            <text:p text:style-name="P2">16:30 – 17:30</text:p>
          </table:table-cell>
          <table:table-cell table:number-columns-spanned="4">
            <table:table table:is-sub-table="true">
              <table:table-column table:style-name="Table1.B" table:number-columns-repeated="3"/>
              <table:table-column table:style-name="Table1.E"/>
              <table:table-row table:style-name="Table1.B3.1">
                <table:table-cell table:style-name="Table1.A2" office:value-type="string">
                  <text:p text:style-name="P6">Course presentation</text:p>
                  <text:p text:style-name="P5"/>
                </table:table-cell>
                <table:table-cell table:style-name="Table1.A2" office:value-type="string">
                  <text:p text:style-name="P7">Basic R</text:p>
                  <text:p text:style-name="P8">C.</text:p>
                </table:table-cell>
                <table:table-cell table:style-name="Table1.A2" office:value-type="string">
                  <text:p text:style-name="P7">Basic GRASS</text:p>
                  <text:p text:style-name="P8">C.</text:p>
                </table:table-cell>
                <table:table-cell table:style-name="Table1.B3.4.1" office:value-type="string">
                  <text:p text:style-name="P7">Study Case 2</text:p>
                  <text:p text:style-name="P8">C.</text:p>
                </table:table-cell>
              </table:table-row>
              <table:table-row table:style-name="Table1.3">
                <table:table-cell table:style-name="Table1.A2" office:value-type="string">
                  <text:p text:style-name="P6">Knowing each other</text:p>
                  <text:p text:style-name="P5"/>
                </table:table-cell>
                <table:table-cell table:style-name="Table1.A2" office:value-type="string">
                  <text:p text:style-name="P1"><text:span text:style-name="T4">Lab.</text:span><text:span text:style-name="T3"> Basic R</text:span></text:p>
                  <text:p text:style-name="P8">C.</text:p>
                </table:table-cell>
                <table:table-cell table:style-name="Table1.A2" office:value-type="string">
                  <text:p text:style-name="P1"><text:span text:style-name="T4">Lab.</text:span><text:span text:style-name="T3"> Basic GRASS</text:span></text:p>
                  <text:p text:style-name="P8">C.</text:p>
                </table:table-cell>
                <table:table-cell table:style-name="Table1.B3.4.1" office:value-type="string">
                  <text:p text:style-name="P1"><text:span text:style-name="T4">Lab. </text:span><text:span text:style-name="T3">Study Case 2 Script </text:span></text:p>
                  <text:p text:style-name="P8">C.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B2" office:value-type="string">
            <text:p text:style-name="P2">17:30 – 18:30</text:p>
          </table:table-cell>
          <table:table-cell table:number-columns-spanned="4">
            <table:table table:is-sub-table="true">
              <table:table-column table:style-name="Table1.B" table:number-columns-repeated="3"/>
              <table:table-column table:style-name="Table1.E"/>
              <table:table-row table:style-name="Table1.B3.1">
                <table:table-cell table:style-name="Table1.A2" office:value-type="string">
                  <text:p text:style-name="P1"><text:span text:style-name="T7">Modeling Concepts / procedures</text:span><text:span text:style-name="T3"> <text:s text:c="18"/></text:span><text:span text:style-name="T5">A.</text:span></text:p>
                </table:table-cell>
                <table:table-cell table:style-name="Table1.A2" office:value-type="string">
                  <text:p text:style-name="P1"><text:span text:style-name="T4">Lab. </text:span><text:span text:style-name="T3">Basic R</text:span></text:p>
                  <text:p text:style-name="P8">C.</text:p>
                </table:table-cell>
                <table:table-cell table:style-name="Table1.A2" office:value-type="string">
                  <text:p text:style-name="P1"><text:span text:style-name="T4">Lab.</text:span><text:span text:style-name="T3"> Basic GRASS</text:span></text:p>
                  <text:p text:style-name="P8">C.</text:p>
                </table:table-cell>
                <table:table-cell table:style-name="Table1.B3.4.1" office:value-type="string">
                  <text:p text:style-name="P1"><text:span text:style-name="T4">Lab. </text:span><text:span text:style-name="T3">Study Case 2 Script </text:span></text:p>
                  <text:p text:style-name="P8"><draw:line text:anchor-type="char" draw:z-index="1" draw:style-name="gr1" draw:text-style-name="P20" svg:x1="1.6807in" svg:y1="0.1756in" svg:x2="2.5173in" svg:y2="0.1783in"><text:p/></draw:line>C.</text:p>
                </table:table-cell>
              </table:table-row>
              <table:table-row table:style-name="Table1.3">
                <table:table-cell table:style-name="Table1.A2" office:value-type="string">
                  <text:p text:style-name="P1"><text:span text:style-name="T7">Intro to Spatial Ecological Modeling</text:span><text:span text:style-name="T3"> <text:s text:c="2"/></text:span><text:span text:style-name="T6">C.</text:span></text:p>
                </table:table-cell>
                <table:table-cell table:style-name="Table1.A2" office:value-type="string">
                  <text:p text:style-name="P7">Advance R</text:p>
                  <text:p text:style-name="P8">C.</text:p>
                </table:table-cell>
                <table:table-cell table:style-name="Table1.A2" office:value-type="string">
                  <text:p text:style-name="P10">Basic GRASS</text:p>
                  <text:p text:style-name="P8">C.</text:p>
                </table:table-cell>
                <table:table-cell table:style-name="Table1.B3.4.1" office:value-type="string">
                  <text:p text:style-name="P6">Open table discussion</text:p>
                  <text:p text:style-name="Table_20_Contents"><text:span text:style-name="T6">C.</text:span><text:span text:style-name="T3"> <text:s/></text:span><text:span text:style-name="T5">A.</text:span>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B2" office:value-type="string">
            <text:p text:style-name="P2">18:30 – 19:30</text:p>
          </table:table-cell>
          <table:table-cell table:number-columns-spanned="4">
            <table:table table:is-sub-table="true">
              <table:table-column table:style-name="Table1.B" table:number-columns-repeated="3"/>
              <table:table-column table:style-name="Table1.E"/>
              <table:table-row table:style-name="Table1.B3.1">
                <table:table-cell table:style-name="Table1.A2" office:value-type="string">
                  <text:p text:style-name="P7">UNIX/LINUX</text:p>
                  <text:p text:style-name="P11">A.</text:p>
                </table:table-cell>
                <table:table-cell table:style-name="Table1.A2" office:value-type="string">
                  <text:p text:style-name="P1"><text:span text:style-name="T4">Lab.</text:span><text:span text:style-name="T3"> Advanced R</text:span></text:p>
                  <text:p text:style-name="P8">C.</text:p>
                </table:table-cell>
                <table:table-cell table:style-name="Table1.A2" office:value-type="string">
                  <text:p text:style-name="P1"><text:span text:style-name="T4">Lab.</text:span><text:span text:style-name="T3"> Advances GRASS </text:span><text:span text:style-name="T6">C.</text:span></text:p>
                </table:table-cell>
                <table:table-cell table:style-name="Table1.B3.4.1" office:value-type="string">
                  <text:p text:style-name="P6">Open table discussion</text:p>
                  <text:p text:style-name="Table_20_Contents"><draw:line text:anchor-type="char" draw:z-index="0" draw:style-name="gr1" draw:text-style-name="P20" svg:x1="1.5555in" svg:y1="0.2362in" svg:x2="3.0555in" svg:y2="0.2362in"><text:p/></draw:line><text:span text:style-name="T6">C.</text:span><text:span text:style-name="T3"> <text:s/></text:span><text:span text:style-name="T5">A.</text:span></text:p>
                </table:table-cell>
              </table:table-row>
              <table:table-row table:style-name="Table1.3">
                <table:table-cell table:style-name="Table1.A2" office:value-type="string">
                  <text:p text:style-name="P1"><text:span text:style-name="T4">Lab.</text:span><text:span text:style-name="T3"> Shell commands </text:span></text:p>
                  <text:p text:style-name="P11">A.</text:p>
                </table:table-cell>
                <table:table-cell table:style-name="Table1.A2" office:value-type="string">
                  <text:p text:style-name="P1"><text:span text:style-name="T4">Lab. </text:span><text:span text:style-name="T3">Advanced R</text:span></text:p>
                  <text:p text:style-name="P8">C.</text:p>
                </table:table-cell>
                <table:table-cell table:style-name="Table1.A2" office:value-type="string">
                  <text:p text:style-name="P1"><text:span text:style-name="T4">Lab.</text:span><text:span text:style-name="T3"> Advances GRASS</text:span></text:p>
                  <text:p text:style-name="P8">C.</text:p>
                </table:table-cell>
                <table:table-cell table:style-name="Table1.B3.4.1" office:value-type="string">
                  <text:p text:style-name="P6">Open table discussion</text:p>
                  <text:p text:style-name="Table_20_Contents"><text:span text:style-name="T6">C.</text:span><text:span text:style-name="T3"> <text:s/></text:span><text:span text:style-name="T5">A.</text:span>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B2" office:value-type="string">
            <text:p text:style-name="P2">19:30 – 20:30</text:p>
          </table:table-cell>
          <table:table-cell table:number-columns-spanned="4">
            <table:table table:is-sub-table="true">
              <table:table-column table:style-name="Table1.B" table:number-columns-repeated="3"/>
              <table:table-column table:style-name="Table1.E"/>
              <table:table-row table:style-name="Table1.B3.1">
                <table:table-cell table:style-name="Table1.A2" office:value-type="string">
                  <text:p text:style-name="P1"><text:span text:style-name="T4">Lab.</text:span><text:span text:style-name="T3"> Shell commands </text:span></text:p>
                  <text:p text:style-name="P11">A.</text:p>
                </table:table-cell>
                <table:table-cell table:style-name="Table1.A2" office:value-type="string">
                  <text:p text:style-name="P7">GNUPLOT</text:p>
                  <text:p text:style-name="P11">A.</text:p>
                </table:table-cell>
                <table:table-cell table:style-name="Table1.A2" office:value-type="string">
                  <text:p text:style-name="P7">Study Case 1</text:p>
                  <text:p text:style-name="P11">A.</text:p>
                </table:table-cell>
                <table:table-cell table:style-name="Table1.B3.4.1" office:value-type="string">
                  <text:p text:style-name="P6">Open table discussion</text:p>
                  <text:p text:style-name="Table_20_Contents"><text:span text:style-name="T6">C.</text:span><text:span text:style-name="T3"> <text:s/></text:span><text:span text:style-name="T5">A.</text:span></text:p>
                </table:table-cell>
              </table:table-row>
              <table:table-row table:style-name="Table1.3">
                <table:table-cell table:style-name="Table1.A2" office:value-type="string">
                  <text:p text:style-name="P7">AWK</text:p>
                  <text:p text:style-name="P11">A.</text:p>
                </table:table-cell>
                <table:table-cell table:style-name="Table1.A2" office:value-type="string">
                  <text:p text:style-name="P1"><text:span text:style-name="T4">Lab.</text:span><text:span text:style-name="T3"> GNUPLOT comm.</text:span></text:p>
                  <text:p text:style-name="P13">A.</text:p>
                </table:table-cell>
                <table:table-cell table:style-name="Table1.A2" office:value-type="string">
                  <text:p text:style-name="P1"><text:span text:style-name="T4">Lab. </text:span><text:span text:style-name="T3">Study Case 1 Script </text:span></text:p>
                  <text:p text:style-name="P11">A.</text:p>
                </table:table-cell>
                <table:table-cell table:style-name="Table1.B3.4.1" office:value-type="string">
                  <text:p text:style-name="P6">Open table discussion</text:p>
                  <text:p text:style-name="Table_20_Contents"><text:span text:style-name="T6">C.</text:span><text:span text:style-name="T3"> <text:s/></text:span><text:span text:style-name="T5">A.</text:span>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B2" office:value-type="string">
            <text:p text:style-name="P2">20:30 – 21:30</text:p>
          </table:table-cell>
          <table:table-cell table:number-columns-spanned="4">
            <table:table table:is-sub-table="true">
              <table:table-column table:style-name="Table1.B" table:number-columns-repeated="3"/>
              <table:table-column table:style-name="Table1.E"/>
              <table:table-row table:style-name="Table1.B3.1">
                <table:table-cell table:style-name="Table1.A2" office:value-type="string">
                  <text:p text:style-name="P1"><text:span text:style-name="T4">Lab.</text:span><text:span text:style-name="T3"> AWK commands </text:span></text:p>
                  <text:p text:style-name="P11">A.</text:p>
                </table:table-cell>
                <table:table-cell table:style-name="Table1.A2" office:value-type="string">
                  <text:p text:style-name="P7">GDAL/OGR</text:p>
                  <text:p text:style-name="P13">A.</text:p>
                </table:table-cell>
                <table:table-cell table:style-name="Table1.A2" office:value-type="string">
                  <text:p text:style-name="P1"><text:span text:style-name="T4">Lab. </text:span><text:span text:style-name="T3">Study Case 1 Script </text:span></text:p>
                  <text:p text:style-name="P11">A.</text:p>
                </table:table-cell>
                <table:table-cell table:style-name="Table1.B3.4.1" office:value-type="string">
                  <text:p text:style-name="P6"><draw:line text:anchor-type="char" draw:z-index="2" draw:style-name="gr1" draw:text-style-name="P20" svg:x1="1.6425in" svg:y1="-0.0075in" svg:x2="2.4791in" svg:y2="-0.0047in"><text:p/></draw:line>Open table discussion</text:p>
                  <text:p text:style-name="Table_20_Contents"><text:span text:style-name="T6">C.</text:span><text:span text:style-name="T3"> <text:s/></text:span><text:span text:style-name="T5">A.</text:span></text:p>
                </table:table-cell>
              </table:table-row>
              <table:table-row table:style-name="Table1.3">
                <table:table-cell table:style-name="Table1.A2" office:value-type="string">
                  <text:p text:style-name="P1"><text:span text:style-name="T4">Lab.</text:span><text:span text:style-name="T3"> AWK and Shell </text:span></text:p>
                  <text:p text:style-name="P11">A.</text:p>
                </table:table-cell>
                <table:table-cell table:style-name="Table1.A2" office:value-type="string">
                  <text:p text:style-name="P1"><text:span text:style-name="T4">Lab.</text:span><text:span text:style-name="T8"> </text:span><text:span text:style-name="T3">GDAL/OGR commands <text:s text:c="2"/></text:span><text:span text:style-name="T9">A.</text:span></text:p>
                </table:table-cell>
                <table:table-cell table:style-name="Table1.A2" office:value-type="string">
                  <text:p text:style-name="P6">Open <text:s/>discussion</text:p>
                  <text:p text:style-name="Table_20_Contents"><text:span text:style-name="T6">C.</text:span><text:span text:style-name="T3"> <text:s/></text:span><text:span text:style-name="T5">A.</text:span></text:p>
                </table:table-cell>
                <table:table-cell table:style-name="Table1.B3.4.1" office:value-type="string">
                  <text:p text:style-name="P6">Open discussion +</text:p>
                  <text:p text:style-name="P6"/>
                  <text:p text:style-name="Table_20_Contents"><text:span text:style-name="T7">Final Comments</text:span><text:span text:style-name="T3"> <text:s/></text:span><text:span text:style-name="T6">C</text:span><text:span text:style-name="T3"> <text:s/></text:span><text:span text:style-name="T5">A</text:span>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p text:style-name="Standard"><text:soft-page-break/>Notes</text:p>
      <text:p text:style-name="Standard">Monday:</text:p>
      <text:p text:style-name="Standard">Troppo lungo il corso termina con la lecture di stefano</text:p>
      <text:p text:style-name="Standard">Non sui fa AWK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3"/>
          </table:table-cell>
          <table:covered-table-cell/>
          <table:table-cell table:style-name="Table2.C1" office:value-type="string">
            <text:p text:style-name="P4">Monday</text:p>
          </table:table-cell>
        </table:table-row>
        <table:table-row table:style-name="Table2.2">
          <table:table-cell table:style-name="Table2.A2" office:value-type="string">
            <text:p text:style-name="P2">16:30 – 17:30</text:p>
          </table:table-cell>
          <table:table-cell table:style-name="Table2.B2" table:number-columns-spanned="2" office:value-type="string">
            <text:p text:style-name="P6">Course presentation /home/user/ots4sem/lecture/introduction.odp</text:p>
            <text:p text:style-name="P6">Presentation of trainers, </text:p>
            <text:p text:style-name="P6">Objectives of course, <text:s/></text:p>
            <text:p text:style-name="P6">time table</text:p>
            <text:p text:style-name="P6">how to use of virtual machine : Installation, keyboard, screen, applications, software, usb key</text:p>
            <text:p text:style-name="P5"/>
          </table:table-cell>
          <table:covered-table-cell/>
        </table:table-row>
        <table:table-row table:style-name="Table2.3">
          <table:table-cell table:style-name="Table2.A2" office:value-type="string">
            <text:p text:style-name="P2">17:30 – 18:30</text:p>
          </table:table-cell>
          <table:table-cell table:number-columns-spanned="2">
            <table:table table:is-sub-table="true">
              <table:table-column table:style-name="Table2.B3.1"/>
              <table:table-row table:style-name="Table2.B3.1">
                <table:table-cell table:style-name="Table2.B2" office:value-type="string">
                  <text:p text:style-name="P12">how to use of virtual machine : Installation, keyboard, screen, applications, software, usb key</text:p>
                </table:table-cell>
              </table:table-row>
              <table:table-row table:style-name="Table2.3">
                <table:table-cell table:style-name="Table2.B2" office:value-type="string">
                  <text:p text:style-name="P6">Knowing each other</text:p>
                  <text:p text:style-name="P6">Asking the students: </text:p>
                  <text:p text:style-name="P6">Name, </text:p>
                  <text:p text:style-name="P6">background of university study, </text:p>
                  <text:p text:style-name="P6">Field and <text:span text:style-name="T10">topic of <text:s/>University dissertation. </text:span></text:p>
                  <text:p text:style-name="P9">Expectation from this course</text:p>
                  <text:p text:style-name="P9">Any future programs on using open sources tools.</text:p>
                  <text:p text:style-name="P9">NB</text:p>
                  <text:p text:style-name="P9">Create a slides of the questions and leave it on whikle asking</text:p>
                </table:table-cell>
              </table:table-row>
            </table:table>
          </table:table-cell>
          <table:covered-table-cell/>
        </table:table-row>
        <table:table-row table:style-name="Table2.3">
          <table:table-cell table:style-name="Table2.A2" office:value-type="string">
            <text:p text:style-name="P2">18:30 – 19:30</text:p>
          </table:table-cell>
          <table:table-cell table:number-columns-spanned="2">
            <table:table table:is-sub-table="true">
              <table:table-column table:style-name="Table2.B3.1"/>
              <table:table-row table:style-name="Table2.B3.1">
                <table:table-cell table:style-name="Table2.B2" office:value-type="string">
                  <text:p text:style-name="P7">UNIX/LINUX</text:p>
                  <text:p text:style-name="P11">A.</text:p>
                </table:table-cell>
              </table:table-row>
              <table:table-row table:style-name="Table2.3">
                <table:table-cell table:style-name="Table2.B2" office:value-type="string">
                  <text:p text:style-name="P1"><text:span text:style-name="T4">Lab.</text:span><text:span text:style-name="T3"> Shell commands </text:span></text:p>
                  <text:p text:style-name="P11">A.</text:p>
                </table:table-cell>
              </table:table-row>
            </table:table>
          </table:table-cell>
          <table:covered-table-cell/>
        </table:table-row>
        <text:soft-page-break/>
        <table:table-row table:style-name="Table2.3">
          <table:table-cell table:style-name="Table2.A2" office:value-type="string">
            <text:p text:style-name="P2">19:30 – 20:30</text:p>
          </table:table-cell>
          <table:table-cell table:number-columns-spanned="2">
            <table:table table:is-sub-table="true">
              <table:table-column table:style-name="Table2.B3.1"/>
              <table:table-row table:style-name="Table2.B3.1">
                <table:table-cell table:style-name="Table2.B2" office:value-type="string">
                  <text:p text:style-name="P1"><text:span text:style-name="T4">Lab.</text:span><text:span text:style-name="T3"> Shell commands </text:span></text:p>
                  <text:p text:style-name="P11">A.</text:p>
                </table:table-cell>
              </table:table-row>
              <table:table-row table:style-name="Table2.3">
                <table:table-cell table:style-name="Table2.B2" office:value-type="string">
                  <text:p text:style-name="P1"><text:span text:style-name="T4">Lab.</text:span><text:span text:style-name="T3"> Shell commands </text:span></text:p>
                  <text:p text:style-name="P12">A.</text:p>
                </table:table-cell>
              </table:table-row>
            </table:table>
          </table:table-cell>
          <table:covered-table-cell/>
        </table:table-row>
        <table:table-row table:style-name="Table2.3">
          <table:table-cell table:style-name="Table2.A2" office:value-type="string">
            <text:p text:style-name="P2">20:30 – 21:30</text:p>
          </table:table-cell>
          <table:table-cell table:number-columns-spanned="2">
            <table:table table:is-sub-table="true">
              <table:table-column table:style-name="Table2.B3.1"/>
              <table:table-row table:style-name="Table2.B3.1">
                <table:table-cell table:style-name="Table2.B2" office:value-type="string">
                  <text:p text:style-name="P1"><text:span text:style-name="T4">Lab.</text:span><text:span text:style-name="T3"> Shell commands </text:span></text:p>
                  <text:p text:style-name="P12">A.</text:p>
                </table:table-cell>
              </table:table-row>
              <table:table-row table:style-name="Table2.3">
                <table:table-cell table:style-name="Table2.B2" office:value-type="string">
                  <text:p text:style-name="P1"><text:span text:style-name="T7">Intro to Spatial Ecological Modeling</text:span><text:span text:style-name="T3"> <text:s text:c="2"/></text:span><text:span text:style-name="T6">C. <text:s/>durata 30min OK</text:span>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>Giuseppe:</text:p>
      <text:p text:style-name="Standard">1.</text:p>
      <text:p text:style-name="Standard">Negli script di esempio useare dei test logici negli esempi :</text:p>
      <text:p text:style-name="Standard">al posto di <text:tab/>“sgfakjgskjfgasdkjcgbkjasdg” <text:s text:c="3"/>metti <text:tab/><text:tab/>“Testo 11111111111111111111”</text:p>
      <text:p text:style-name="Standard">oppure “ testo linea 1 <text:s/>kjsavhljhbsdjklvblsdvjba”</text:p>
      <text:p text:style-name="Standard">“testo linea 2 bsdalvcbsdvlcjbadlbvlasj”</text:p>
      <text:p text:style-name="Standard">“testo linea 3 ljjasflhsglcjbhsdvljbhsdlj”</text:p>
      <text:p text:style-name="Standard"/>
      <text:p text:style-name="Standard">2.</text:p>
      <text:p text:style-name="Standard">MIGLIORARE O AGGIUNGERE basic_shell_awk.sh</text:p>
      <text:p text:style-name="Standard">Crea una slide spiegando gli obbiettivi dellésercizio, I dati esistenti, e la procedura dello script che segue:</text:p>
      <text:p text:style-name="Standard">script riassuntivo con tutte le funzioni utilizzate che abbia anche una logica di uso cioe' una utilita</text:p>
      <text:p text:style-name="Standard">ad esempio creare una tabella testo con codice paese , provincia, numero di incendi, temperature massime /// o roba simile</text:p>
      <text:p text:style-name="Standard">questo file potrebbe essere riutilizzato nella formazione di R per fare una linear reg model in una ulteriore esercitazione.</text:p>
      <text:p text:style-name="Standard"/>
      <text:p text:style-name="Standard"/>
      <text:p text:style-name="Standard">3.</text:p>
      <text:p text:style-name="Standard">Presentazione di stefano spatial eco modelling <text:s/>30 min vanno bene.</text:p>
      <text:p text:style-name="Standard">Migliorarla </text:p>
      <text:p text:style-name="Standard"/>
      <text:p text:style-name="Standard"><text:soft-page-break/>4. Need to have a shared folder to exchange files within the virtual machine</text:p>
      <text:p text:style-name="Standard"/>
      <text:p text:style-name="Standard">DAY 3</text:p>
      <text:p text:style-name="Standard"><text:tab/><text:tab/><text:tab/>done<text:tab/><text:tab/><text:tab/><text:tab/>expected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16:30 – 17:30</text:p>
          </table:table-cell>
          <table:table-cell>
            <table:table table:is-sub-table="true">
              <table:table-column table:style-name="Table3.B1.1"/>
              <table:table-column table:style-name="Table3.B1.2"/>
              <table:table-column table:style-name="Table3.B1.3"/>
              <table:table-row table:style-name="Table3.B1.1">
                <table:table-cell table:style-name="Table3.B1.1.1" office:value-type="string">
                  <text:p text:style-name="P6"/>
                </table:table-cell>
                <table:table-cell table:style-name="Table3.B1.1.1" office:value-type="string">
                  <text:p text:style-name="P14">Install “konsole” from synoptic, open terminal in Kate and define shortcuts of Pipe</text:p>
                </table:table-cell>
                <table:table-cell table:style-name="Table3.B1.1.1" office:value-type="string">
                  <text:p text:style-name="P7">Basic GRASS</text:p>
                  <text:p text:style-name="P8">C.</text:p>
                </table:table-cell>
              </table:table-row>
              <table:table-row table:style-name="Table3.1">
                <table:table-cell table:style-name="Table3.B1.1.1" office:value-type="string">
                  <text:p text:style-name="P6"/>
                </table:table-cell>
                <table:table-cell table:style-name="Table3.B1.1.1" office:value-type="string">
                  <text:p text:style-name="P9">R advanced </text:p>
                  <text:p text:style-name="P9"><text:span text:style-name="T11">Lab</text:span><text:span text:style-name="T12">. <text:s/>Open File, clean file </text:span></text:p>
                  <text:p text:style-name="P14"/>
                </table:table-cell>
                <table:table-cell table:style-name="Table3.B1.1.1" office:value-type="string">
                  <text:p text:style-name="P1"><text:span text:style-name="T4">Lab.</text:span><text:span text:style-name="T3"> Basic GRASS</text:span></text:p>
                  <text:p text:style-name="P8">C.</text:p>
                </table:table-cell>
              </table:table-row>
            </table:table>
          </table:table-cell>
        </table:table-row>
        <table:table-row table:style-name="Table3.1">
          <table:table-cell table:style-name="Table3.A1" office:value-type="string">
            <text:p text:style-name="P2">17:30 – 18:30</text:p>
          </table:table-cell>
          <table:table-cell>
            <table:table table:is-sub-table="true">
              <table:table-column table:style-name="Table3.B1.1"/>
              <table:table-column table:style-name="Table3.B1.2"/>
              <table:table-column table:style-name="Table3.B1.3"/>
              <table:table-row table:style-name="Table3.B2.1">
                <table:table-cell table:style-name="Table3.B1.1.1" office:value-type="string">
                  <text:p text:style-name="P12"/>
                </table:table-cell>
                <table:table-cell table:style-name="Table3.B1.1.1" office:value-type="string">
                  <text:p text:style-name="P9">R advanced </text:p>
                  <text:p text:style-name="P9"><text:span text:style-name="T11">Lab</text:span><text:span text:style-name="T12">. <text:s/>Open Presence absence, do cmx and kappa statistics</text:span></text:p>
                  <text:p text:style-name="P14">Open SYNECOLOGY and plot synecology</text:p>
                </table:table-cell>
                <table:table-cell table:style-name="Table3.B1.1.1" office:value-type="string">
                  <text:p text:style-name="P1"><text:span text:style-name="T4">Lab.</text:span><text:span text:style-name="T3"> Basic GRASS</text:span></text:p>
                  <text:p text:style-name="P8">C.</text:p>
                </table:table-cell>
              </table:table-row>
              <table:table-row table:style-name="Table3.1">
                <table:table-cell table:style-name="Table3.B1.1.1" office:value-type="string">
                  <text:p text:style-name="P9"/>
                </table:table-cell>
                <table:table-cell table:style-name="Table3.B1.1.1" office:value-type="string">
                  <text:p text:style-name="P9">R advanced<text:span text:style-name="T14"> </text:span></text:p>
                </table:table-cell>
                <table:table-cell table:style-name="Table3.B1.1.1" office:value-type="string">
                  <text:p text:style-name="P10">Basic GRASS</text:p>
                  <text:p text:style-name="P8">C.</text:p>
                </table:table-cell>
              </table:table-row>
            </table:table>
          </table:table-cell>
        </table:table-row>
        <table:table-row table:style-name="Table3.1">
          <table:table-cell table:style-name="Table3.A1" office:value-type="string">
            <text:p text:style-name="P2">18:30 – 19:30</text:p>
          </table:table-cell>
          <table:table-cell>
            <table:table table:is-sub-table="true">
              <table:table-column table:style-name="Table3.B1.1"/>
              <table:table-column table:style-name="Table3.B1.2"/>
              <table:table-column table:style-name="Table3.B1.3"/>
              <table:table-row table:style-name="Table3.B3.1">
                <table:table-cell table:style-name="Table3.B1.1.1" office:value-type="string">
                  <text:p text:style-name="P12"/>
                </table:table-cell>
                <table:table-cell table:style-name="Table3.B1.1.1" office:value-type="string">
                  <text:p text:style-name="P9">R advanced </text:p>
                </table:table-cell>
                <table:table-cell table:style-name="Table3.B1.1.1" office:value-type="string">
                  <text:p text:style-name="P1"><text:span text:style-name="T4">Lab.</text:span><text:span text:style-name="T3"> Advances GRASS </text:span><text:span text:style-name="T6">C.</text:span></text:p>
                </table:table-cell>
              </table:table-row>
              <table:table-row table:style-name="Table3.1">
                <table:table-cell table:style-name="Table3.B1.1.1" office:value-type="string">
                  <text:p text:style-name="P12"/>
                </table:table-cell>
                <table:table-cell table:style-name="Table3.B1.1.1" office:value-type="string">
                  <text:p text:style-name="P7">GNUPLOT + <text:span text:style-name="T11">Lab GNUPLOT example</text:span><text:span text:style-name="T12">. </text:span></text:p>
                  <text:p text:style-name="P7"><text:span text:style-name="T13">A.</text:span>GDAL/OGR</text:p>
                  <text:p text:style-name="P19"/>
                </table:table-cell>
                <table:table-cell table:style-name="Table3.B1.1.1" office:value-type="string">
                  <text:p text:style-name="P1"><text:span text:style-name="T4">Lab.</text:span><text:span text:style-name="T3"> Advances GRASS</text:span></text:p>
                  <text:p text:style-name="P8">C.</text:p>
                </table:table-cell>
              </table:table-row>
            </table:table>
          </table:table-cell>
        </table:table-row>
        <table:table-row table:style-name="Table3.1">
          <table:table-cell table:style-name="Table3.A1" office:value-type="string">
            <text:p text:style-name="P2">19:30 – 20:30</text:p>
          </table:table-cell>
          <table:table-cell>
            <table:table table:is-sub-table="true">
              <table:table-column table:style-name="Table3.B1.1"/>
              <table:table-column table:style-name="Table3.B1.2"/>
              <table:table-column table:style-name="Table3.B1.3"/>
              <table:table-row table:style-name="Table3.B4.1">
                <table:table-cell table:style-name="Table3.B1.1.1" office:value-type="string">
                  <text:p text:style-name="P12"/>
                </table:table-cell>
                <table:table-cell table:style-name="Table3.B1.1.1" office:value-type="string">
                  <text:p text:style-name="P7"><text:span text:style-name="T13">A.</text:span>GDAL/OGR</text:p>
                  <text:p text:style-name="P7">Basic GRASS</text:p>
                  <text:p text:style-name="P9">C.</text:p>
                  <text:p text:style-name="P7"/>
                  <text:p text:style-name="P7"/>
                  <text:p text:style-name="P7"/>
                </table:table-cell>
                <table:table-cell table:style-name="Table3.B1.1.1" office:value-type="string">
                  <text:p text:style-name="P7">Study Case 1</text:p>
                  <text:p text:style-name="P11">A.</text:p>
                </table:table-cell>
              </table:table-row>
              <table:table-row table:style-name="Table3.1">
                <table:table-cell table:style-name="Table3.B1.1.1" office:value-type="string">
                  <text:p text:style-name="P12"/>
                </table:table-cell>
                <table:table-cell table:style-name="Table3.B1.1.1" office:value-type="string">
                  <text:p text:style-name="P1"><text:span text:style-name="T4">Lab.</text:span><text:span text:style-name="T3"> Basic GRASS</text:span></text:p>
                  <text:p text:style-name="P19">C.</text:p>
                </table:table-cell>
                <table:table-cell table:style-name="Table3.B1.1.1" office:value-type="string">
                  <text:p text:style-name="P1"><text:span text:style-name="T4">Lab. </text:span><text:span text:style-name="T3">Study Case 1 Script </text:span></text:p>
                  <text:p text:style-name="P11">A.</text:p>
                </table:table-cell>
              </table:table-row>
            </table:table>
          </table:table-cell>
        </table:table-row>
        <table:table-row table:style-name="Table3.1">
          <table:table-cell table:style-name="Table3.A1" office:value-type="string">
            <text:p text:style-name="P2">20:30 – 21:30</text:p>
          </table:table-cell>
          <table:table-cell>
            <table:table table:is-sub-table="true">
              <table:table-column table:style-name="Table3.B1.1"/>
              <table:table-column table:style-name="Table3.B1.2"/>
              <table:table-column table:style-name="Table3.B1.3"/>
              <table:table-row table:style-name="Table3.B3.1">
                <table:table-cell table:style-name="Table3.B1.1.1" office:value-type="string">
                  <text:p text:style-name="P12"/>
                </table:table-cell>
                <table:table-cell table:style-name="Table3.B1.1.1" office:value-type="string">
                  <text:p text:style-name="P1"><text:span text:style-name="T4">Lab.</text:span><text:span text:style-name="T3"> Basic GRASS</text:span></text:p>
                  <text:p text:style-name="P19">C.</text:p>
                </table:table-cell>
                <table:table-cell table:style-name="Table3.B1.1.1" office:value-type="string">
                  <text:p text:style-name="P1"><text:span text:style-name="T4">Lab. </text:span><text:span text:style-name="T3">Study Case 1 Script </text:span></text:p>
                  <text:p text:style-name="P11">A.</text:p>
                </table:table-cell>
              </table:table-row>
              <table:table-row table:style-name="Table3.1">
                <table:table-cell table:style-name="Table3.B1.1.1" office:value-type="string">
                  <text:p text:style-name="P12"/>
                </table:table-cell>
                <table:table-cell table:style-name="Table3.B1.1.1" office:value-type="string">
                  <text:p text:style-name="P1"><text:span text:style-name="T4">Lab.</text:span><text:span text:style-name="T3"> Basic GRASS</text:span></text:p>
                  <text:p text:style-name="P19">C.</text:p>
                </table:table-cell>
                <table:table-cell table:style-name="Table3.B1.1.1" office:value-type="string">
                  <text:p text:style-name="P6">Open <text:s/>discussion</text:p>
                  <text:p text:style-name="Table_20_Contents"><text:span text:style-name="T6">C.</text:span><text:span text:style-name="T3"> <text:s/></text:span><text:span text:style-name="T5">A.</text:span></text:p>
                </table:table-cell>
              </table:table-row>
            </table:table>
          </table:table-cell>
        </table:table-row>
      </table:table>
      <text:p text:style-name="Standard"><text:soft-page-break/></text:p>
      <text:p text:style-name="Standard">Better to use smaller datasets</text:p>
      <text:p text:style-name="Standard">again real datasets with real objectives</text:p>
      <text:p text:style-name="Standard">better explain the structure of data</text:p>
      <text:p text:style-name="Standard"/>
      <text:p text:style-name="Standard">ok short introductory lectures such as GNOPLOT and GDAL</text:p>
      <text:p text:style-name="Standard"/>
      <text:p text:style-name="Standard">too much time on opening grass</text:p>
      <text:p text:style-name="Standard">good the short lecture of grass</text:p>
      <text:p text:style-name="Standard">try a better and easier example of basic R script</text:p>
      <text:p text:style-name="Standard"/>
      <text:p text:style-name="Standard">Always go back to the interest and objective of using R and Grass like GNUPLOT that was very effective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1" fo:font-size="12pt" fo:language="en" fo:country="GB" style:letter-kerning="true" style:font-name-asian="DejaVu San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11.6925in" fo:page-height="8.2673in" style:num-format="1" style:print-orientation="landscape" fo:margin-top="1.1811in" fo:margin-bottom="1.1811in" fo:margin-left="0.9846in" fo:margin-right="0.9846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COURSE TIMETABLE AND ORGANIZATION </dc:title>
    <meta:initial-creator>Sala</meta:initial-creator>
    <meta:creation-date>2009-05-18T09:30:00</meta:creation-date>
    <dc:creator>user</dc:creator>
    <dc:date>2009-05-21T10:31:42</dc:date>
    <meta:print-date>2009-05-18T09:37:00</meta:print-date>
    <meta:editing-cycles>6</meta:editing-cycles>
    <meta:editing-duration>PT1H30M3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195" meta:word-count="672" meta:character-count="3997"/>
  </office:meta>
</office:document-meta>
</file>